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-complex="Calibri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  <style:style style:name="TableRow41" style:family="table-row">
      <style:table-row-properties/>
    </style:style>
    <style:style style:name="TableCell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-complex="Calibri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Kategorie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Kategorie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DeleteInfo</text:p>
          </table:table-cell>
          <table:table-cell table:style-name="TableCell29">
            <text:p text:style-name="P30">Kliknij<text:s/>na<text:s/>kategorie, aby ją usunąć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<text:span text:style-name="T36">ButtonDelete</text:span></text:p>
          </table:table-cell>
          <table:table-cell table:style-name="TableCell37">
            <text:p text:style-name="P38">Usuń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Name</text:p>
          </table:table-cell>
          <table:table-cell table:style-name="TableCell44">
            <text:p text:style-name="P45">Kategoria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ButtonCreate</text:p>
          </table:table-cell>
          <table:table-cell table:style-name="TableCell51">
            <text:p text:style-name="P52">Utwórz<text:s/>kategorie</text:p>
          </table:table-cell>
          <table:table-cell table:style-name="TableCell53">
            <text:p text:style-name="P5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7:00Z</meta:creation-date>
    <dc:date>2017-09-27T19:17:00Z</dc:date>
    <meta:template xlink:href="Normal.dotm" xlink:type="simple"/>
    <meta:editing-cycles>17</meta:editing-cycles>
    <meta:editing-duration>PT1560S</meta:editing-duration>
    <meta:document-statistic meta:page-count="1" meta:paragraph-count="1" meta:word-count="28" meta:character-count="189" meta:row-count="1" meta:non-whitespace-character-count="162"/>
  </office:meta>
</office:document-meta>
</file>